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8pt" fo:font-weight="bold" officeooo:paragraph-rsid="001550fa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24pt" fo:font-style="normal" fo:font-weight="bold" officeooo:paragraph-rsid="001550fa" style:font-size-asian="24pt" style:font-style-asian="normal" style:font-weight-asian="bold" style:font-size-complex="2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6pt" fo:font-style="normal" fo:font-weight="bold" officeooo:paragraph-rsid="001550fa" style:font-size-asian="5.25pt" style:font-style-asian="normal" style:font-weight-asian="bold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22pt" fo:font-style="normal" officeooo:paragraph-rsid="001550fa" style:font-size-asian="22pt" style:font-style-asian="normal" style:font-size-complex="2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22pt" fo:font-style="normal" fo:font-weight="bold" officeooo:paragraph-rsid="001550fa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22pt" fo:font-style="normal" fo:font-weight="bold" officeooo:paragraph-rsid="001550fa" style:font-size-asian="22pt" style:font-style-asian="normal" style:font-weight-asian="bold" style:font-size-complex="2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6pt" fo:font-style="normal" fo:font-weight="bold" officeooo:paragraph-rsid="001550fa" style:font-size-asian="5.25pt" style:font-style-asian="normal" style:font-weight-asian="bold" style:font-size-complex="6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6pt" fo:font-style="normal" fo:font-weight="normal" officeooo:paragraph-rsid="001550fa" style:font-size-asian="5.25pt" style:font-style-asian="normal" style:font-weight-asian="normal" style:font-size-complex="6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8pt" fo:font-style="normal" officeooo:paragraph-rsid="001550fa" style:font-size-asian="18pt" style:font-style-asian="normal" style:font-size-complex="18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8pt" fo:font-style="normal" officeooo:paragraph-rsid="001550fa" style:font-size-asian="18pt" style:font-style-asian="normal" style:font-size-complex="18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8pt" fo:font-style="normal" fo:font-weight="normal" officeooo:paragraph-rsid="001550fa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8pt" fo:font-style="normal" fo:font-weight="normal" officeooo:paragraph-rsid="001550fa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8pt" fo:font-style="normal" fo:font-weight="normal" officeooo:rsid="001550fa" officeooo:paragraph-rsid="001550fa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8pt" fo:font-style="normal" fo:font-weight="bold" officeooo:rsid="001550fa" officeooo:paragraph-rsid="001550fa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8pt" fo:font-style="italic" fo:font-weight="bold" officeooo:paragraph-rsid="001550fa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24pt" fo:font-style="normal" fo:font-weight="bold" officeooo:paragraph-rsid="001550fa" style:font-size-asian="24pt" style:font-style-asian="normal" style:font-weight-asian="bold" style:font-size-complex="24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24pt" fo:font-style="normal" fo:font-weight="normal" officeooo:paragraph-rsid="001550fa" style:font-size-asian="24pt" style:font-style-asian="normal" style:font-weight-asian="normal" style:font-size-complex="2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24pt" fo:font-style="normal" officeooo:paragraph-rsid="001550fa" style:font-size-asian="24pt" style:font-style-asian="normal" style:font-size-complex="24pt" style:font-style-complex="normal"/>
    </style:style>
    <style:style style:name="P19" style:family="paragraph" style:parent-style-name="Standard">
      <style:text-properties style:font-name="Arial" officeooo:paragraph-rsid="001550fa"/>
    </style:style>
    <style:style style:name="P20" style:family="paragraph" style:parent-style-name="Standard">
      <style:paragraph-properties fo:text-align="start" style:justify-single-word="false"/>
      <style:text-properties fo:color="#009c9c" loext:opacity="100%" style:font-name="Arial" fo:font-size="22pt" fo:font-style="italic" fo:font-weight="bold" officeooo:rsid="001550fa" officeooo:paragraph-rsid="001550fa" style:font-size-asian="22pt" style:font-style-asian="italic" style:font-weight-asian="bold" style:font-size-complex="22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46200" loext:opacity="100%" style:font-name="Arial" fo:font-size="32pt" fo:font-style="italic" fo:font-weight="bold" officeooo:paragraph-rsid="001550fa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officeooo:rsid="001550fa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550fa" style:font-size-asian="18pt" style:font-size-complex="18pt"/>
    </style:style>
    <style:style style:name="T4" style:family="text">
      <style:text-properties fo:font-size="18pt" fo:font-weight="bold" officeooo:rsid="001550fa" style:font-size-asian="18pt" style:font-weight-asian="bold" style:font-size-complex="18pt" style:font-weight-complex="bold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8pt" fo:font-style="italic" fo:font-weight="bold" officeooo:rsid="001550fa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fo:font-weight="normal" officeooo:rsid="001550fa" style:font-size-asian="18pt" style:font-weight-asian="normal" style:font-size-complex="18pt" style:font-weight-complex="normal"/>
    </style:style>
    <style:style style:name="T9" style:family="text">
      <style:text-properties fo:color="#000000" loext:opacity="100%" fo:font-size="18pt" fo:font-weight="bold" officeooo:rsid="00185a3e" style:font-size-asian="18pt" style:font-weight-asian="bold" style:font-size-complex="18pt" style:font-weight-complex="bold"/>
    </style:style>
    <style:style style:name="T10" style:family="text">
      <style:text-properties fo:color="#76003b" loext:opacity="100%" fo:font-weight="normal" officeooo:rsid="00185a3e" style:font-weight-asian="normal" style:font-weight-complex="normal"/>
    </style:style>
    <style:style style:name="T11" style:family="text">
      <style:text-properties fo:color="#76003b" loext:opacity="100%" fo:font-style="italic" fo:font-weight="bold" officeooo:rsid="001550fa" style:font-style-asian="italic" style:font-weight-asian="bold" style:font-style-complex="italic" style:font-weight-complex="bold"/>
    </style:style>
    <style:style style:name="T12" style:family="text">
      <style:text-properties fo:color="#76003b" loext:opacity="100%" fo:font-style="italic" fo:font-weight="bold" officeooo:rsid="001d164e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<text:span text:style-name="T1">roposal</text:span> <text:s/>K<text:span text:style-name="T1">erja</text:span> S<text:span text:style-name="T1">ama</text:span></text:p>
      <text:p text:style-name="P19"/>
      <text:p text:style-name="P19"/>
      <text:p text:style-name="P21">Sincerity Bird's-Nest</text:p>
      <text:p text:style-name="P16"/>
      <text:p text:style-name="P16"/>
      <text:p text:style-name="P16"/>
      <text:p text:style-name="P5">Tentang Kita</text:p>
      <text:p text:style-name="P3"/>
      <text:p text:style-name="P9">Berawal dari keinginan untuk memberikan yang terbaik, sehat, natural, tanpa pengawet, maupun, obat-obatan. Dan dengan Pengalaman lebih dari 30 tahun di bidang Sarang Burung Walet, Kita mencoba untuk memudahkan siapapun untuk bisa menjaga kesehatan mereka di dalam kegiatan sehari-hari, Karena perusahaan kita mengerti bahwa kesehatan adalah hal yang terpenting dan berharga bagi semua orang. Maka dengan itu, Kami memproduksi Sincerity Bird's Nest - Minuman Sarang Burung Walet Siap Saji.</text:p>
      <text:p text:style-name="P10"/>
      <text:p text:style-name="P10"/>
      <text:p text:style-name="P5">Kenapa Kami memilih Anda sebagai Mitra?</text:p>
      <text:p text:style-name="P3"/>
      <text:p text:style-name="P9">Karena, Tempat kebugaran anda, juga memandang kesehatan adalah merupakan hal yang sangat penting.</text:p>
      <text:p text:style-name="P9">Cara pandang yang sama inilah, yang membuat kita memilih anda.</text:p>
      <text:p text:style-name="P18"><text:span text:style-name="T2">Selain itu, Kita juga melihat..., Bahwa, Konsumen anda juga sangat mementingkan kesehatan dan kecantikan tubuh. Maka dengan alasan </text:span><text:span text:style-name="T3">kedua </text:span><text:span text:style-name="T2">inilah, </text:span><text:span text:style-name="T3">yang </text:span><text:span text:style-name="T2">membenarkan kita tidak membuat keputusan yang salah, ya dan sudah pasti, </text:span><text:span text:style-name="T5">Andalah Mitra yang tepat untuk kita.</text:span></text:p>
      <text:p text:style-name="P15"/>
      <text:p text:style-name="P6"><text:soft-page-break/>Keuntungan bekerja sama dengan kami?</text:p>
      <text:p text:style-name="P8"/>
      <text:p text:style-name="P17"><text:span text:style-name="T4">1. </text:span><text:span text:style-name="T3"><text:s/></text:span><text:span text:style-name="T2">Produk kita </text:span><text:span text:style-name="T6">A</text:span><text:span text:style-name="T5">man dikonsumsi</text:span><text:span text:style-name="T2">,</text:span></text:p>
      <text:p text:style-name="P11"><text:s text:c="5"/>dilengkapi dengan Sertifikat BPOM.</text:p>
      <text:p text:style-name="P8"/>
      <text:p text:style-name="P17"><text:span text:style-name="T4">2.</text:span><text:span text:style-name="T3"> <text:s/></text:span><text:span text:style-name="T2">Produk kita </text:span><text:span text:style-name="T5">bisa dikonsumsi oleh siapapun</text:span><text:span text:style-name="T2">,</text:span></text:p>
      <text:p text:style-name="P11"><text:s text:c="5"/>dilengkapi dengan Sertifikat HALAL.</text:p>
      <text:p text:style-name="P8"/>
      <text:p text:style-name="P17"><text:span text:style-name="T4">3. <text:s/></text:span><text:span text:style-name="T5">Harga lebih rendah</text:span><text:span text:style-name="T2"> dari pasaran.</text:span></text:p>
      <text:p text:style-name="P11"/>
      <text:p text:style-name="P11"/>
      <text:p text:style-name="P5">Adakah informasi yang lengkap tentang produk, Bila ada pertanyaan dari konsumen?</text:p>
      <text:p text:style-name="P3"/>
      <text:p text:style-name="P12">Ya, informasi yang lengkap tentang Produk Sincerity Bird's Nest, semua dapat dilihat di Situs Resmi Kita </text:p>
      <text:p text:style-name="P2"><text:span text:style-name="T8">( </text:span><text:a xlink:type="simple" xlink:href="https://sincerity-birdnest.vercel.app/" text:style-name="Internet_20_link" text:visited-style-name="Visited_20_Internet_20_Link"><text:span text:style-name="T7">https://sincerity-birdnest.vercel.app</text:span></text:a><text:span text:style-name="T7"> </text:span><text:span text:style-name="T8">)</text:span></text:p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Bila ada keputusan (Pertanyaan), </text:p>
      <text:p text:style-name="P13">Anda bisa menghubungi :</text:p>
      <text:p text:style-name="P13"/>
      <text:p text:style-name="P20">Wahsidin</text:p>
      <text:p text:style-name="P4"><text:span text:style-name="T9">Telepon (Whatsapp)</text:span><text:span text:style-name="T10"> : </text:span><text:span text:style-name="T11">(+62) 821-3713-068</text:span><text:span text:style-name="T12">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4:53:10.267066021</meta:creation-date>
    <dc:date>2022-12-20T11:01:15.885643695</dc:date>
    <meta:editing-duration>PT54M55S</meta:editing-duration>
    <meta:editing-cycles>13</meta:editing-cycles>
    <meta:generator>LibreOffice/7.3.6.2$Linux_X86_64 LibreOffice_project/30$Build-2</meta:generator>
    <meta:document-statistic meta:table-count="0" meta:image-count="0" meta:object-count="0" meta:page-count="2" meta:paragraph-count="21" meta:word-count="218" meta:character-count="1557" meta:non-whitespace-character-count="1344"/>
  </office:meta>
</office:document-meta>
</file>